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2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bc65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Diaz, Obeles, Sy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ENGG 151.01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ase 2 Calculation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" office:value-type="string" calcext:value-type="string">
            <text:p>Normalized Cross Correlation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(n)</text:p>
          </table:table-cell>
          <table:table-cell table:style-name="ce1" office:value-type="string" calcext:value-type="string">
            <text:p>y(n)</text:p>
          </table:table-cell>
          <table:table-cell table:style-name="ce1" office:value-type="string" calcext:value-type="string">
            <text:p>x(n) – Average</text:p>
          </table:table-cell>
          <table:table-cell table:style-name="ce1" office:value-type="string" calcext:value-type="string">
            <text:p>y(n) – Averag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_{xx}(l)</text:p>
          </table:table-cell>
          <table:table-cell table:style-name="ce1" office:value-type="string" calcext:value-type="string">
            <text:p>r_{yy}(l)</text:p>
          </table:table-cell>
          <table:table-cell table:style-name="ce1" office:value-type="string" calcext:value-type="string">
            <text:p>r_{xy}(l)</text:p>
          </table:table-cell>
          <table:table-cell table:style-name="ce1" office:value-type="string" calcext:value-type="string">
            <text:p>p_{xy}(l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-12" calcext:value-type="float">
            <text:p>-12</text:p>
          </table:table-cell>
          <table:table-cell table:number-columns-repeated="2"/>
          <table:table-cell table:formula="of:=SUMPRODUCT([.D3:.D10];[.$E$15:.$E$22])" office:value-type="float" office:value="0" calcext:value-type="float">
            <text:p>0</text:p>
          </table:table-cell>
          <table:table-cell table:formula="of:=[.I7]/[.$H$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4"/>
          <table:table-cell office:value-type="float" office:value="-11" calcext:value-type="float">
            <text:p>-11</text:p>
          </table:table-cell>
          <table:table-cell table:number-columns-repeated="2"/>
          <table:table-cell table:formula="of:=SUMPRODUCT([.D4:.D11];[.$E$15:.$E$22])" office:value-type="float" office:value="1.71428571428571" calcext:value-type="float">
            <text:p>1.71428571428571</text:p>
          </table:table-cell>
          <table:table-cell table:formula="of:=[.I8]/[.$H$31]" office:value-type="float" office:value="0.0320201576975303" calcext:value-type="float">
            <text:p>0.032020157697530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table:number-columns-repeated="2"/>
          <table:table-cell table:formula="of:=SUMPRODUCT([.D5:.D12];[.$E$15:.$E$22])" office:value-type="float" office:value="-11.5714285714286" calcext:value-type="float">
            <text:p>-11.5714285714286</text:p>
          </table:table-cell>
          <table:table-cell table:formula="of:=[.I9]/[.$H$31]" office:value-type="float" office:value="-0.21613606445833" calcext:value-type="float">
            <text:p>-0.2161360644583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table:number-columns-repeated="2"/>
          <table:table-cell table:formula="of:=SUMPRODUCT([.D6:.D13];[.$E$15:.$E$22])" office:value-type="float" office:value="13.4285714285714" calcext:value-type="float">
            <text:p>13.4285714285714</text:p>
          </table:table-cell>
          <table:table-cell table:formula="of:=[.I10]/[.$H$31]" office:value-type="float" office:value="0.250824568630654" calcext:value-type="float">
            <text:p>0.25082456863065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-[.$B$31]" office:value-type="float" office:value="0.428571428571429" calcext:value-type="float">
            <text:p>0.428571428571429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  <table:table-cell table:formula="of:=SUMPRODUCT([.D7:.D14];[.$E$15:.$E$22])" office:value-type="float" office:value="18.7142857142857" calcext:value-type="float">
            <text:p>18.7142857142857</text:p>
          </table:table-cell>
          <table:table-cell table:formula="of:=[.I11]/[.$H$31]" office:value-type="float" office:value="0.349553388198039" calcext:value-type="float">
            <text:p>0.34955338819803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2]-[.$B$31]" office:value-type="float" office:value="-2.57142857142857" calcext:value-type="float">
            <text:p>-2.57142857142857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2"/>
          <table:table-cell table:formula="of:=SUMPRODUCT([.D8:.D15];[.$E$15:.$E$22])" office:value-type="float" office:value="-27.5714285714286" calcext:value-type="float">
            <text:p>-27.5714285714286</text:p>
          </table:table-cell>
          <table:table-cell table:formula="of:=[.I12]/[.$H$31]" office:value-type="float" office:value="-0.514990869635279" calcext:value-type="float">
            <text:p>-0.51499086963527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3]-[.$B$31]" office:value-type="float" office:value="1.42857142857143" calcext:value-type="float">
            <text:p>1.42857142857143</text:p>
          </table:table-cell>
          <table:table-cell/>
          <table:table-cell office:value-type="float" office:value="-6" calcext:value-type="float">
            <text:p>-6</text:p>
          </table:table-cell>
          <table:table-cell table:formula="of:=SUMPRODUCT([.D9:.D16];[.$D$15:.$D$22])" office:value-type="float" office:value="-1.95918367346939" calcext:value-type="float">
            <text:p>-1.95918367346939</text:p>
          </table:table-cell>
          <table:table-cell table:formula="of:=SUMPRODUCT([.E9:.E16];[.$E$15:.$E$22])" office:value-type="float" office:value="-8" calcext:value-type="float">
            <text:p>-8</text:p>
          </table:table-cell>
          <table:table-cell table:formula="of:=SUMPRODUCT([.D9:.D16];[.$E$15:.$E$22])" office:value-type="float" office:value="15.8571428571429" calcext:value-type="float">
            <text:p>15.8571428571429</text:p>
          </table:table-cell>
          <table:table-cell table:formula="of:=[.I13]/[.$H$31]" office:value-type="float" office:value="0.296186458702155" calcext:value-type="float">
            <text:p>0.29618645870215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4]-[.$B$31]" office:value-type="float" office:value="5.42857142857143" calcext:value-type="float">
            <text:p>5.42857142857143</text:p>
          </table:table-cell>
          <table:table-cell/>
          <table:table-cell office:value-type="float" office:value="-5" calcext:value-type="float">
            <text:p>-5</text:p>
          </table:table-cell>
          <table:table-cell table:formula="of:=SUMPRODUCT([.D10:.D17];[.$D$15:.$D$22])" office:value-type="float" office:value="11.9387755102041" calcext:value-type="float">
            <text:p>11.9387755102041</text:p>
          </table:table-cell>
          <table:table-cell table:formula="of:=SUMPRODUCT([.E10:.E17];[.$E$15:.$E$22])" office:value-type="float" office:value="10" calcext:value-type="float">
            <text:p>10</text:p>
          </table:table-cell>
          <table:table-cell table:formula="of:=SUMPRODUCT([.D10:.D17];[.$E$15:.$E$22])" office:value-type="float" office:value="-11" calcext:value-type="float">
            <text:p>-11</text:p>
          </table:table-cell>
          <table:table-cell table:formula="of:=[.I14]/[.$H$31]" office:value-type="float" office:value="-0.205462678559153" calcext:value-type="float">
            <text:p>-0.20546267855915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5]-[.$B$31]" office:value-type="float" office:value="-0.571428571428571" calcext:value-type="float">
            <text:p>-0.571428571428571</text:p>
          </table:table-cell>
          <table:table-cell table:formula="of:=[.C15]-[.$C$31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SUMPRODUCT([.D11:.D18];[.$D$15:.$D$22])" office:value-type="float" office:value="-7.87755102040816" calcext:value-type="float">
            <text:p>-7.87755102040816</text:p>
          </table:table-cell>
          <table:table-cell table:formula="of:=SUMPRODUCT([.E11:.E18];[.$E$15:.$E$22])" office:value-type="float" office:value="-15" calcext:value-type="float">
            <text:p>-15</text:p>
          </table:table-cell>
          <table:table-cell table:formula="of:=SUMPRODUCT([.D11:.D18];[.$E$15:.$E$22])" office:value-type="float" office:value="2.28571428571429" calcext:value-type="float">
            <text:p>2.28571428571429</text:p>
          </table:table-cell>
          <table:table-cell table:formula="of:=[.I15]/[.$H$31]" office:value-type="float" office:value="0.0426935435967071" calcext:value-type="float">
            <text:p>0.042693543596707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[.B16]-[.$B$31]" office:value-type="float" office:value="0.428571428571429" calcext:value-type="float">
            <text:p>0.428571428571429</text:p>
          </table:table-cell>
          <table:table-cell table:formula="of:=[.C16]-[.$C$31]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SUMPRODUCT([.D12:.D19];[.$D$15:.$D$22])" office:value-type="float" office:value="-22.734693877551" calcext:value-type="float">
            <text:p>-22.734693877551</text:p>
          </table:table-cell>
          <table:table-cell table:formula="of:=SUMPRODUCT([.E12:.E19];[.$E$15:.$E$22])" office:value-type="float" office:value="15" calcext:value-type="float">
            <text:p>15</text:p>
          </table:table-cell>
          <table:table-cell table:formula="of:=SUMPRODUCT([.D12:.D19];[.$E$15:.$E$22])" office:value-type="float" office:value="5.57142857142857" calcext:value-type="float">
            <text:p>5.57142857142857</text:p>
          </table:table-cell>
          <table:table-cell table:formula="of:=[.I16]/[.$H$31]" office:value-type="float" office:value="0.104065512516974" calcext:value-type="float">
            <text:p>0.10406551251697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[.B17]-[.$B$31]" office:value-type="float" office:value="-4.57142857142857" calcext:value-type="float">
            <text:p>-4.57142857142857</text:p>
          </table:table-cell>
          <table:table-cell table:formula="of:=[.C17]-[.$C$31]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SUMPRODUCT([.D13:.D20];[.$D$15:.$D$22])" office:value-type="float" office:value="4.12244897959184" calcext:value-type="float">
            <text:p>4.12244897959184</text:p>
          </table:table-cell>
          <table:table-cell table:formula="of:=SUMPRODUCT([.E13:.E20];[.$E$15:.$E$22])" office:value-type="float" office:value="0" calcext:value-type="float">
            <text:p>0</text:p>
          </table:table-cell>
          <table:table-cell table:formula="of:=SUMPRODUCT([.D13:.D20];[.$E$15:.$E$22])" office:value-type="float" office:value="-26.4285714285714" calcext:value-type="float">
            <text:p>-26.4285714285714</text:p>
          </table:table-cell>
          <table:table-cell table:formula="of:=[.I17]/[.$H$31]" office:value-type="float" office:value="-0.493644097836926" calcext:value-type="float">
            <text:p>-0.49364409783692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table:formula="of:=[.C18]-[.$C$31]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formula="of:=SUMPRODUCT([.D14:.D21];[.$D$15:.$D$22])" office:value-type="float" office:value="-5.30612244897959" calcext:value-type="float">
            <text:p>-5.30612244897959</text:p>
          </table:table-cell>
          <table:table-cell table:formula="of:=SUMPRODUCT([.E14:.E21];[.$E$15:.$E$22])" office:value-type="float" office:value="-26" calcext:value-type="float">
            <text:p>-26</text:p>
          </table:table-cell>
          <table:table-cell table:formula="of:=SUMPRODUCT([.D14:.D21];[.$E$15:.$E$22])" office:value-type="float" office:value="15.2857142857143" calcext:value-type="float">
            <text:p>15.2857142857143</text:p>
          </table:table-cell>
          <table:table-cell table:formula="of:=[.I18]/[.$H$31]" office:value-type="float" office:value="0.285513072802979" calcext:value-type="float">
            <text:p>0.285513072802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C19]-[.$C$3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PRODUCT([.D11:.D18];[.$D$11:.$D$18])" office:value-type="float" office:value="59.7142857142857" calcext:value-type="float">
            <text:p>59.7142857142857</text:p>
          </table:table-cell>
          <table:table-cell table:formula="of:=SUMPRODUCT([.E15:.E22];[.$E$15:.$E$22])" office:value-type="float" office:value="48" calcext:value-type="float">
            <text:p>48</text:p>
          </table:table-cell>
          <table:table-cell table:formula="of:=SUMPRODUCT([.D15:.D22];[.$E$15:.$E$22])" office:value-type="float" office:value="-5.42857142857143" calcext:value-type="float">
            <text:p>-5.42857142857143</text:p>
          </table:table-cell>
          <table:table-cell table:formula="of:=[.I19]/[.$H$31]" office:value-type="float" office:value="-0.101397166042179" calcext:value-type="float">
            <text:p>-0.101397166042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0]-[.$C$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PRODUCT([.D16:.D23];[.$D$15:.$D$22])" office:value-type="float" office:value="-2.20408163265306" calcext:value-type="float">
            <text:p>-2.20408163265306</text:p>
          </table:table-cell>
          <table:table-cell table:formula="of:=SUMPRODUCT([.E16:.E23];[.$E$15:.$E$22])" office:value-type="float" office:value="-26" calcext:value-type="float">
            <text:p>-26</text:p>
          </table:table-cell>
          <table:table-cell table:formula="of:=SUMPRODUCT([.D16:.D23];[.$E$15:.$E$22])" office:value-type="float" office:value="9.14285714285714" calcext:value-type="float">
            <text:p>9.14285714285714</text:p>
          </table:table-cell>
          <table:table-cell table:formula="of:=[.I20]/[.$H$31]" office:value-type="float" office:value="0.170774174386828" calcext:value-type="float">
            <text:p>0.170774174386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table:formula="of:=[.C21]-[.$C$31]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SUMPRODUCT([.D17:.D24];[.$D$15:.$D$22])" office:value-type="float" office:value="2.61224489795918" calcext:value-type="float">
            <text:p>2.61224489795918</text:p>
          </table:table-cell>
          <table:table-cell table:formula="of:=SUMPRODUCT([.E17:.E24];[.$E$15:.$E$22])" office:value-type="float" office:value="0" calcext:value-type="float">
            <text:p>0</text:p>
          </table:table-cell>
          <table:table-cell table:formula="of:=SUMPRODUCT([.D17:.D24];[.$E$15:.$E$22])" office:value-type="float" office:value="0" calcext:value-type="float">
            <text:p>0</text:p>
          </table:table-cell>
          <table:table-cell table:formula="of:=[.I21]/[.$H$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22]-[.$C$3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PRODUCT([.D18:.D25];[.$D$15:.$D$22])" office:value-type="float" office:value="0" calcext:value-type="float">
            <text:p>0</text:p>
          </table:table-cell>
          <table:table-cell table:formula="of:=SUMPRODUCT([.E18:.E25];[.$E$15:.$E$22])" office:value-type="float" office:value="15" calcext:value-type="float">
            <text:p>15</text:p>
          </table:table-cell>
          <table:table-cell table:formula="of:=SUMPRODUCT([.D18:.D25];[.$E$15:.$E$22])" office:value-type="float" office:value="0" calcext:value-type="float">
            <text:p>0</text:p>
          </table:table-cell>
          <table:table-cell table:formula="of:=[.I22]/[.$H$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SUMPRODUCT([.D19:.D26];[.$D$15:.$D$22])" office:value-type="float" office:value="0" calcext:value-type="float">
            <text:p>0</text:p>
          </table:table-cell>
          <table:table-cell table:formula="of:=SUMPRODUCT([.E19:.E26];[.$E$15:.$E$22])" office:value-type="float" office:value="-15" calcext:value-type="float">
            <text:p>-15</text:p>
          </table:table-cell>
          <table:table-cell table:formula="of:=SUMPRODUCT([.D19:.D26];[.$E$15:.$E$22])" office:value-type="float" office:value="0" calcext:value-type="float">
            <text:p>0</text:p>
          </table:table-cell>
          <table:table-cell table:formula="of:=[.I23]/[.$H$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SUMPRODUCT([.D20:.D27];[.$D$15:.$D$22])" office:value-type="float" office:value="0" calcext:value-type="float">
            <text:p>0</text:p>
          </table:table-cell>
          <table:table-cell table:formula="of:=SUMPRODUCT([.E20:.E27];[.$E$15:.$E$22])" office:value-type="float" office:value="10" calcext:value-type="float">
            <text:p>10</text:p>
          </table:table-cell>
          <table:table-cell table:formula="of:=SUMPRODUCT([.D20:.D27];[.$E$15:.$E$22])" office:value-type="float" office:value="0" calcext:value-type="float">
            <text:p>0</text:p>
          </table:table-cell>
          <table:table-cell table:formula="of:=[.I24]/[.$H$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SUMPRODUCT([.D21:.D28];[.$D$15:.$D$22])" office:value-type="float" office:value="0" calcext:value-type="float">
            <text:p>0</text:p>
          </table:table-cell>
          <table:table-cell table:formula="of:=SUMPRODUCT([.E21:.E28];[.$E$15:.$E$22])" office:value-type="float" office:value="-8" calcext:value-type="float">
            <text:p>-8</text:p>
          </table:table-cell>
          <table:table-cell table:formula="of:=SUMPRODUCT([.D21:.D28];[.$E$15:.$E$22])" office:value-type="float" office:value="0" calcext:value-type="float">
            <text:p>0</text:p>
          </table:table-cell>
          <table:table-cell table:formula="of:=[.I25]/[.$H$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table:formula="of:=SUMPRODUCT([.D22:.D29];[.$E$15:.$E$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table:formula="of:=SUMPRODUCT([.D23:.D30];[.$E$15:.$E$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formula="of:=AVERAGE([.B11:.B17])" office:value-type="float" office:value="1.57142857142857" calcext:value-type="float">
            <text:p>1.57142857142857</text:p>
          </table:table-cell>
          <table:table-cell table:formula="of:=AVERAGE([.C15:.C22])" office:value-type="float" office:value="1" calcext:value-type="float">
            <text:p>1</text:p>
          </table:table-cell>
          <table:table-cell table:formula="of:=AVERAGE([.D11:.D17])" office:value-type="float" office:value="0" calcext:value-type="float">
            <text:p>0</text:p>
          </table:table-cell>
          <table:table-cell table:formula="of:=AVERAGE([.E15:.E22])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Normalization Coefficient</text:p>
          </table:table-cell>
          <table:table-cell table:formula="of:=SQRT([.G19]*[.H19])" office:value-type="float" office:value="53.5377036702707" calcext:value-type="float">
            <text:p>53.53770367027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9:57:57.4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09:58:11.135000000</dc:date>
    <meta:editing-duration>PT2H24M19S</meta:editing-duration>
    <meta:editing-cycles>18</meta:editing-cycles>
    <meta:generator>LibreOffice/7.3.0.3$Windows_X86_64 LibreOffice_project/0f246aa12d0eee4a0f7adcefbf7c878fc2238db3</meta:generator>
    <meta:document-statistic meta:table-count="1" meta:cell-count="163" meta:object-count="0"/>
  </office:meta>
</office:document-meta>
</file>